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74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665in"/>
    </style:style>
    <style:style style:name="co6" style:family="table-column">
      <style:table-column-properties fo:break-before="auto" style:column-width="1.1437in"/>
    </style:style>
    <style:style style:name="co7" style:family="table-column">
      <style:table-column-properties fo:break-before="auto" style:column-width="1.4028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2.368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3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nit name</text:p>
          </table:table-cell>
          <table:table-cell office:value-type="string" calcext:value-type="string">
            <text:p>net price EUR</text:p>
          </table:table-cell>
          <table:table-cell table:style-name="Default" office:value-type="string" calcext:value-type="string">
            <text:p>was bought?</text:p>
          </table:table-cell>
          <table:table-cell office:value-type="string" calcext:value-type="string">
            <text:p>Shipping EUR</text:p>
          </table:table-cell>
          <table:table-cell office:value-type="string" calcext:value-type="string">
            <text:p>base price per unit</text:p>
          </table:table-cell>
          <table:table-cell office:value-type="string" calcext:value-type="string">
            <text:p>unit count</text:p>
          </table:table-cell>
          <table:table-cell office:value-type="string" calcext:value-type="string">
            <text:p>unit type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hipped by</text:p>
          </table:table-cell>
          <table:table-cell office:value-type="string" calcext:value-type="string">
            <text:p>Link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14"/>
          <table:table-cell table:number-columns-repeated="16357"/>
        </table:table-row>
        <table:table-row table:style-name="ro1">
          <table:table-cell office:value-type="string" calcext:value-type="string">
            <text:p>Led Strings SK6812 30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30RGBWWW30</text:p>
          </table:table-cell>
          <table:table-cell table:formula="of:=([.F3]+[.G3]*[.H3])*[.E3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7.1" calcext:value-type="float">
            <text:p>7.1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 office:value-type="string" calcext:value-type="string">
            <text:p>Not bought in favour of 144 led/m</text:p>
          </table:table-cell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office:value-type="string" calcext:value-type="string">
            <text:p>Led Strings SK6812 60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60RGBWWW30</text:p>
          </table:table-cell>
          <table:table-cell table:formula="of:=([.F4]+[.G4]*[.H4])*[.E4]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7.1" calcext:value-type="float">
            <text:p>7.1</text:p>
          </table:table-cell>
          <table:table-cell office:value-type="float" office:value="22.17" calcext:value-type="float">
            <text:p>22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 office:value-type="string" calcext:value-type="string">
            <text:p>Not bought in favour of 144 led/m</text:p>
          </table:table-cell>
          <table:table-cell office:value-type="string" calcext:value-type="string">
            <text:p>Aliababa Standard</text:p>
          </table:table-cell>
          <table:table-cell office:value-type="string" calcext:value-type="string">
            <text:p><text:a xlink:href="https://www.alibaba.com/product-detail/Btf-Lighting-Sk6812-Rgbw-4-in_62366962215.html" xlink:type="simple">https://www.alibaba.com/product-detail/Btf-Lighting-Sk6812-Rgbw-4-in_62366962215.html</text:a>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office:value-type="string" calcext:value-type="string">
            <text:p>Led Strings SK6812 144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1M144RGBWWW30</text:p>
          </table:table-cell>
          <table:table-cell table:formula="of:=([.F5]+[.G5]*[.H5])*[.E5]" office:value-type="float" office:value="132.88" calcext:value-type="float">
            <text:p>132.88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5.28" calcext:value-type="float">
            <text:p>15.28</text:p>
          </table:table-cell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3"/>
          <table:table-cell table:formula="of:=([.F6]+[.G6]*[.H6])*[.E6]" office:value-type="float" office:value="0" calcext:value-type="float">
            <text:p>0</text:p>
          </table:table-cell>
          <table:table-cell table:style-name="Default"/>
          <table:table-cell table:number-columns-repeated="8"/>
          <table:table-cell table:style-name="Default" table:number-columns-repeated="14"/>
          <table:table-cell table:number-columns-repeated="16357"/>
        </table:table-row>
        <table:table-row table:style-name="ro1">
          <table:table-cell office:value-type="string" calcext:value-type="string">
            <text:p>350W 5V Mean Well PSU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LRS-350-5</text:p>
          </table:table-cell>
          <table:table-cell table:formula="of:=([.F7]+[.G7]*[.H7])*[.E7]" office:value-type="float" office:value="38" calcext:value-type="float">
            <text:p>38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mazon.de</text:p>
          </table:table-cell>
          <table:table-cell/>
          <table:table-cell office:value-type="string" calcext:value-type="string">
            <text:p>Amazon Free</text:p>
          </table:table-cell>
          <table:table-cell/>
          <table:table-cell table:style-name="Default" table:number-columns-repeated="14"/>
          <table:table-cell table:number-columns-repeated="16357"/>
        </table:table-row>
        <table:table-row table:style-name="ro1">
          <table:table-cell table:number-columns-repeated="3"/>
          <table:table-cell table:formula="of:=([.F8]+[.G8]*[.H8])*[.E8]" office:value-type="float" office:value="0" calcext:value-type="float">
            <text:p>0</text:p>
          </table:table-cell>
          <table:table-cell table:style-name="Default"/>
          <table:table-cell table:number-columns-repeated="8"/>
          <table:table-cell table:style-name="Default" table:number-columns-repeated="14"/>
          <table:table-cell table:number-columns-repeated="16357"/>
        </table:table-row>
        <table:table-row table:style-name="ro1">
          <table:table-cell office:value-type="string" calcext:value-type="string">
            <text:p>300m 5V WS2812B Strings</text:p>
          </table:table-cell>
          <table:table-cell table:number-columns-repeated="2" office:value-type="string" calcext:value-type="string">
            <text:p>Unknown</text:p>
          </table:table-cell>
          <table:table-cell table:formula="of:=([.F9]+[.G9]*[.H9])*[.E9]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100 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Economy</text:p>
          </table:table-cell>
          <table:table-cell table:number-columns-repeated="4"/>
          <table:table-cell table:style-name="Default" table:number-columns-repeated="11"/>
          <table:table-cell table:number-columns-repeated="16357"/>
        </table:table-row>
        <table:table-row table:style-name="ro1">
          <table:table-cell table:number-columns-repeated="3"/>
          <table:table-cell table:formula="of:=([.F10]+[.G10]*[.H10])*[.E10]" office:value-type="float" office:value="0" calcext:value-type="float">
            <text:p>0</text:p>
          </table:table-cell>
          <table:table-cell table:style-name="Default"/>
          <table:table-cell table:number-columns-repeated="11"/>
          <table:table-cell table:style-name="Default" table:number-columns-repeated="11"/>
          <table:table-cell table:number-columns-repeated="16357"/>
        </table:table-row>
        <table:table-row table:style-name="ro1">
          <table:table-cell office:value-type="string" calcext:value-type="string">
            <text:p>Nicht Hässliches Laminat (OVP)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34391 AT Laminat 1383x193 mm | 7.0 mm</text:p>
          </table:table-cell>
          <table:table-cell table:formula="of:=([.F11]+[.G11]*[.H11])*[.E11]" office:value-type="float" office:value="15" calcext:value-type="float">
            <text:p>1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t (~4m²)</text:p>
          </table:table-cell>
          <table:table-cell office:value-type="string" calcext:value-type="string">
            <text:p>Kleinanzeigen.de</text:p>
          </table:table-cell>
          <table:table-cell office:value-type="string" calcext:value-type="string">
            <text:p>Anzeigen ID: 3104584166</text:p>
          </table:table-cell>
          <table:table-cell office:value-type="string" calcext:value-type="string">
            <text:p>1x tech nerd, 1x furry</text:p>
          </table:table-cell>
          <table:table-cell office:value-type="string" calcext:value-type="string">
            <text:p><text:a xlink:href="https://www.kleinanzeigen.de/s-anzeige/laminat-grau/3104584166-84-4504" xlink:type="simple">https://www.kleinanzeigen.de/s-anzeige/laminat-grau/3104584166-84-4504</text:a></text:p>
          </table:table-cell>
          <table:table-cell table:number-columns-repeated="3"/>
          <table:table-cell table:style-name="Default" table:number-columns-repeated="11"/>
          <table:table-cell table:number-columns-repeated="16357"/>
        </table:table-row>
        <table:table-row table:style-name="ro1">
          <table:table-cell table:number-columns-repeated="3"/>
          <table:table-cell table:formula="of:=([.F12]+[.G12]*[.H12])*[.E12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3]+[.G13]*[.H13])*[.E13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4]+[.G14]*[.H14])*[.E14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5]+[.G15]*[.H15])*[.E15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6]+[.G16]*[.H16])*[.E16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7]+[.G17]*[.H17])*[.E17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8]+[.G18]*[.H18])*[.E18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19]+[.G19]*[.H19])*[.E19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20]+[.G20]*[.H20])*[.E20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21]+[.G21]*[.H21])*[.E21]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formula="of:=([.F22]+[.G22]*[.H22])*[.E2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([.F23]+[.G23]*[.H23])*[.E2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4]+[.G24]*[.H2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5]+[.G25]*[.H2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6]+[.G26]*[.H2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7]+[.G27]*[.H2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8]+[.G28]*[.H2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29]+[.G29]*[.H2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30]+[.G30]*[.H3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31]+[.G31]*[.H3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32]+[.G32]*[.H3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F33]+[.G33]*[.H3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E34]+[.F34]*[.G34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7:16:24.665954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8:34:34.365378641</meta:creation-date>
    <dc:date>2026-01-14T17:23:48.656936182</dc:date>
    <meta:editing-duration>PT4H20M13S</meta:editing-duration>
    <meta:editing-cycles>3</meta:editing-cycles>
    <meta:generator>LibreOffice/24.2.7.2$Linux_X86_64 LibreOffice_project/420$Build-2</meta:generator>
    <meta:document-statistic meta:table-count="1" meta:cell-count="110" meta:object-count="0"/>
  </office:meta>
</office:document-meta>
</file>